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fo:margin-left="0cm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language="fr" fo:country="FR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fr" fo:country="FR"/>
    </style:style>
    <style:style style:name="P5" style:family="paragraph" style:parent-style-name="Table_20_Contents">
      <style:paragraph-properties fo:margin-top="0cm" fo:margin-bottom="0.499cm" loext:contextual-spacing="false"/>
      <style:text-properties officeooo:paragraph-rsid="002208f6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language="fr" fo:country="FR" fo:font-style="italic" officeooo:rsid="002208f6" style:font-style-asian="italic" style:font-style-complex="italic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fo:language="fr" fo:country="FR" fo:font-weight="normal" officeooo:rsid="0020bbdc" style:font-weight-asian="normal" style:font-weight-complex="normal"/>
    </style:style>
    <style:style style:name="T6" style:family="text">
      <style:text-properties fo:language="fr" fo:country="FR" fo:font-weight="normal" officeooo:rsid="002208f6" style:font-weight-asian="normal" style:font-weight-complex="normal"/>
    </style:style>
    <style:style style:name="T7" style:family="text">
      <style:text-properties fo:language="fr" fo:country="FR" fo:font-weight="normal" officeooo:rsid="0022b6f5" style:font-weight-asian="normal" style:font-weight-complex="normal"/>
    </style:style>
    <style:style style:name="T8" style:family="text">
      <style:text-properties fo:language="fr" fo:country="FR" officeooo:rsid="001fe284"/>
    </style:style>
    <style:style style:name="T9" style:family="text">
      <style:text-properties fo:language="fr" fo:country="FR" officeooo:rsid="0020bbdc"/>
    </style:style>
    <style:style style:name="T10" style:family="text">
      <style:text-properties fo:language="fr" fo:country="FR" officeooo:rsid="002208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Cas n°1</text:span></text:span><text:span text:style-name="Police_20_par_20_défaut"><text:span text:style-name="T1"> : </text:span></text:span><text:span text:style-name="Police_20_par_20_défaut"><text:span text:style-name="T8">S’authentifier</text:span></text:span><text:span text:style-name="Police_20_par_20_défaut"><text:span text:style-name="T1"><text:line-break/><text:line-break/><text:line-break/></text:span></text:span></text:p>
      <text:p text:style-name="Text_20_body"><text:bookmark text:name="r-2111661"/><text:span text:style-name="Strong_20_Emphasis"><text:span text:style-name="T1">Nom :</text:span></text:span><text:span text:style-name="Police_20_par_20_défaut"><text:span text:style-name="T1"> </text:span></text:span><text:span text:style-name="Police_20_par_20_défaut"><text:span text:style-name="T8">S’authentifier</text:span></text:span><text:span text:style-name="Police_20_par_20_défaut"><text:span text:style-name="T1"> (package « </text:span></text:span><text:span text:style-name="Police_20_par_20_défaut"><text:span text:style-name="T9">Authentification</text:span></text:span><text:span text:style-name="Police_20_par_20_défaut"><text:span text:style-name="T1"> »)<text:line-break/></text:span></text:span><text:span text:style-name="Strong_20_Emphasis"><text:span text:style-name="T1">Acteur(s) :</text:span></text:span><text:span text:style-name="Police_20_par_20_défaut"><text:span text:style-name="T1"> Client, Livreur, Gestionnaire<text:line-break/></text:span></text:span><text:span text:style-name="Strong_20_Emphasis"><text:span text:style-name="T1">Description :</text:span></text:span><text:span text:style-name="Police_20_par_20_défaut"><text:span text:style-name="T1"> </text:span></text:span><text:span text:style-name="Police_20_par_20_défaut"><text:span text:style-name="T8">L’authentification de l’utilisateur</text:span></text:span><text:span text:style-name="Police_20_par_20_défaut"><text:span text:style-name="T1"><text:line-break/></text:span></text:span><text:span text:style-name="Strong_20_Emphasis"><text:span text:style-name="T1">Auteur :</text:span></text:span><text:span text:style-name="Police_20_par_20_défaut"><text:span text:style-name="T1"> Kirill PETROV<text:line-break/></text:span></text:span><text:span text:style-name="Strong_20_Emphasis"><text:span text:style-name="T1">Date(s) :</text:span></text:span><text:span text:style-name="Police_20_par_20_défaut"><text:span text:style-name="T1"> </text:span></text:span><text:span text:style-name="Police_20_par_20_défaut"><text:span text:style-name="T8">02</text:span></text:span><text:span text:style-name="Police_20_par_20_défaut"><text:span text:style-name="T1">/0</text:span></text:span><text:span text:style-name="Police_20_par_20_défaut"><text:span text:style-name="T8">7</text:span></text:span><text:span text:style-name="Police_20_par_20_défaut"><text:span text:style-name="T1">/2020(1ème rédaction)</text:span></text:span></text:p>
      <text:p text:style-name="Text_20_body"><text:bookmark text:name="r-2130205"/><text:span text:style-name="Strong_20_Emphasis"><text:span text:style-name="T1">Pré-conditions : -</text:span></text:span><text:span text:style-name="Police_20_par_20_défaut"><text:span text:style-name="T1"><text:line-break/></text:span></text:span><text:span text:style-name="Strong_20_Emphasis"><text:span text:style-name="T1">Démarrage :</text:span></text:span><text:span text:style-name="Police_20_par_20_défaut"><text:span text:style-name="T1"> L’utilisateur a demandé la page « </text:span></text:span><text:span text:style-name="Police_20_par_20_défaut"><text:span text:style-name="T9">S</text:span></text:span><text:span text:style-name="Police_20_par_20_défaut"><text:span text:style-name="T8">’</text:span></text:span><text:span text:style-name="Police_20_par_20_défaut"><text:span text:style-name="T9">authentifier</text:span></text:span><text:span text:style-name="Police_20_par_20_défaut"><text:span text:style-name="T1"> »</text:span></text:span></text:p>
      <text:p text:style-name="P1"><text:line-break/></text:p>
      <text:p text:style-name="P1"><text:bookmark text:name="r-2111668"/><text:bookmark text:name="r-2111697"/><text:bookmark text:name="r-2111696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bookmark text:name="r-2111664"/><text:bookmark text:name="r-2111667"/><text:span text:style-name="Strong_20_Emphasis"><text:span text:style-name="T1">DESCRIPTION</text:span></text:span></text:p>
            <text:p text:style-name="P2"><text:bookmark text:name="r-2111665"/><text:span text:style-name="Strong_20_Emphasis"><text:span text:style-name="T1">Le scénario nominal :</text:span></text:span></text:p>
            <text:p text:style-name="P5"><text:bookmark text:name="r-2111666"/><text:span text:style-name="Police_20_par_20_défaut"><text:span text:style-name="T1">1. </text:span></text:span><text:span text:style-name="Police_20_par_20_défaut"><text:span text:style-name="T3">L’utilisateur</text:span></text:span><text:span text:style-name="Police_20_par_20_défaut"><text:span text:style-name="T10"> rentre son e-mail et mot de passe.</text:span></text:span><text:span text:style-name="Élevé"><text:span text:style-name="T5"><text:line-break/></text:span></text:span><text:span text:style-name="Police_20_par_20_défaut"><text:span text:style-name="T6">2. </text:span></text:span><text:span text:style-name="Élevé"><text:span text:style-name="T9">Le système</text:span></text:span><text:span text:style-name="Police_20_par_20_défaut"><text:span text:style-name="T5"> vérifie si </text:span></text:span><text:span text:style-name="Police_20_par_20_défaut"><text:span text:style-name="T6">l’e-mail et mot de passe sont correcte</text:span></text:span><text:span text:style-name="Police_20_par_20_défaut"><text:span text:style-name="T5">.</text:span></text:span></text:p>
          </table:table-cell>
        </table:table-row>
        <table:table-row>
          <table:table-cell table:style-name="Tableau1.A1" office:value-type="string">
            <text:p text:style-name="P2"><text:bookmark text:name="r-2111669"/><text:span text:style-name="Strong_20_Emphasis"><text:span text:style-name="T1">Les scénarios alternatifs</text:span></text:span><text:bookmark text:name="r-2111670"/></text:p>
            <text:p text:style-name="P5"><text:span text:style-name="T10">1</text:span><text:span text:style-name="T1">.a </text:span><text:span text:style-name="Police_20_par_20_défaut"><text:span text:style-name="T2">L’utilisateur</text:span></text:span><text:span text:style-name="T1"> d</text:span><text:span text:style-name="T10">é</text:span><text:span text:style-name="T1">cide de quitter la page </text:span><text:span text:style-name="T10">d’authentification</text:span><text:span text:style-name="T1"><text:line-break/></text:span><text:span text:style-name="T10">2</text:span><text:span text:style-name="Police_20_par_20_défaut"><text:span text:style-name="T1">.a</text:span></text:span><text:bookmark text:name="r-2111675"/><text:bookmark text:name="r-2111676"/><text:span text:style-name="Police_20_par_20_défaut"><text:span text:style-name="T1"> </text:span></text:span><text:span text:style-name="Élevé"><text:span text:style-name="T1">Le système </text:span></text:span><text:span text:style-name="Élevé"><text:span text:style-name="T4">ne trouve pas </text:span></text:span><text:span text:style-name="Élevé"><text:span text:style-name="T6">l’utilisateur et affiche une erreur « e-mail ou mot de passe </text:span></text:span><text:span text:style-name="Élevé"><text:span text:style-name="T7">sont </text:span></text:span><text:span text:style-name="Élevé"><text:span text:style-name="T6">incorrecte »</text:span></text:span></text:p>
          </table:table-cell>
        </table:table-row>
        <table:table-row>
          <table:table-cell table:style-name="Tableau1.A1" office:value-type="string">
            <text:p text:style-name="P2"><text:bookmark text:name="r-2111673"/><text:span text:style-name="Strong_20_Emphasis"><text:span text:style-name="T1">Fin : </text:span></text:span><text:span text:style-name="Police_20_par_20_défaut"><text:span text:style-name="T1">Scénario nominal </text:span></text:span><text:span text:style-name="Police_20_par_20_défaut"><text:span text:style-name="T10">à l’étape 1</text:span></text:span><text:span text:style-name="Police_20_par_20_défaut"><text:span text:style-name="T1"> sur décision de l’utilisateur</text:span></text:span><text:bookmark text:name="r-2111678"/><text:bookmark text:name="r-2111679"/><text:span text:style-name="Police_20_par_20_défaut"><text:span text:style-name="T1">.</text:span></text:span></text:p>
          </table:table-cell>
        </table:table-row>
        <table:table-row>
          <table:table-cell table:style-name="Tableau1.A1" office:value-type="string">
            <text:p text:style-name="P2"><text:bookmark text:name="r-2111677"/><text:span text:style-name="Strong_20_Emphasis"><text:span text:style-name="T1">Post-conditions : </text:span></text:span><text:span text:style-name="Police_20_par_20_défaut"><text:span text:style-name="T1">Aucun</text:span></text:span><text:bookmark text:name="r-2111683"/><text:bookmark text:name="r-2111684"/><text:span text:style-name="Police_20_par_20_défaut"><text:span text:style-name="T1">.</text:span></text:span></text:p>
          </table:table-cell>
        </table:table-row>
        <table:table-row>
          <table:table-cell table:style-name="Tableau1.A1" office:value-type="string">
            <text:p text:style-name="P2"/>
            <text:p text:style-name="P2"><text:span text:style-name="Strong_20_Emphasis"><text:span text:style-name="T1">COMPLEMENTS</text:span></text:span></text:p>
            <text:p text:style-name="P2"><text:bookmark text:name="r-2111681"/><text:span text:style-name="Strong_20_Emphasis"><text:span text:style-name="T1">Ergonomie </text:span></text:span></text:p>
            <text:p text:style-name="P3"><text:bookmark text:name="r-2111682"/><text:s/></text:p>
          </table:table-cell>
        </table:table-row>
        <table:table-row>
          <table:table-cell table:style-name="Tableau1.A1" office:value-type="string">
            <text:p text:style-name="P2"><text:bookmark text:name="r-2111685"/><text:span text:style-name="Strong_20_Emphasis"><text:span text:style-name="T1">Performance attendue </text:span></text:span></text:p>
            <text:p text:style-name="P2"><text:span text:style-name="Strong_20_Emphasis"><text:span text:style-name="T1">-</text:span></text:span></text:p>
          </table:table-cell>
        </table:table-row>
        <table:table-row>
          <table:table-cell table:style-name="Tableau1.A1" office:value-type="string">
            <text:p text:style-name="P2"><text:bookmark text:name="r-2111689"/><text:span text:style-name="Strong_20_Emphasis"><text:span text:style-name="T1">Problèmes non résolus </text:span></text:span></text:p>
            <text:p text:style-name="P2"><text:soft-page-break/><text:span text:style-name="Strong_20_Emphasis"><text:span text:style-name="T1">-</text:span></text:span></text:p>
            <text:p text:style-name="P2"/>
          </table:table-cell>
        </table:table-row>
      </table:table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Élevé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creation-date>2017-10-20T23:40:00Z</meta:creation-date>
    <dc:date>2020-07-09T18:29:00.849000000</dc:date>
    <meta:editing-cycles>15</meta:editing-cycles>
    <meta:editing-duration>PT3H11M9S</meta:editing-duration>
    <meta:document-statistic meta:table-count="1" meta:image-count="0" meta:object-count="0" meta:page-count="2" meta:paragraph-count="18" meta:word-count="122" meta:character-count="811" meta:non-whitespace-character-count="697"/>
    <meta:template xlink:type="simple" xlink:actuate="onRequest" xlink:title="" xlink:href="Normal"/>
  </office:meta>
</office:document-meta>
</file>